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writing-mode="page"/>
    </style:style>
    <style:style style:name="P1" style:family="paragraph" style:parent-style-name="Standard">
      <style:paragraph-properties fo:text-align="start" style:justify-single-word="false"/>
      <style:text-properties officeooo:paragraph-rsid="0013509f"/>
    </style:style>
    <style:style style:name="P2" style:family="paragraph" style:parent-style-name="Standard">
      <style:paragraph-properties fo:text-align="start" style:justify-single-word="false"/>
      <style:text-properties officeooo:paragraph-rsid="00109c46"/>
    </style:style>
    <style:style style:name="P3" style:family="paragraph" style:parent-style-name="Standard">
      <style:paragraph-properties fo:text-align="center" style:justify-single-word="false"/>
      <style:text-properties officeooo:rsid="00109c46" officeooo:paragraph-rsid="00109c46"/>
    </style:style>
    <style:style style:name="P4" style:family="paragraph" style:parent-style-name="Standard">
      <style:paragraph-properties fo:text-align="start" style:justify-single-word="false"/>
      <style:text-properties officeooo:rsid="00109c46" officeooo:paragraph-rsid="00109c46"/>
    </style:style>
    <style:style style:name="P5" style:family="paragraph" style:parent-style-name="Standard">
      <style:paragraph-properties fo:text-align="center" style:justify-single-word="false"/>
      <style:text-properties fo:font-size="14pt" fo:font-weight="bold" officeooo:rsid="00109c46" officeooo:paragraph-rsid="00109c46" style:font-size-asian="14pt" style:font-weight-asian="bold" style:font-size-complex="14pt" style:font-weight-complex="bold"/>
    </style:style>
    <style:style style:name="P6" style:family="paragraph" style:parent-style-name="Standard">
      <style:paragraph-properties fo:text-align="start" style:justify-single-word="false"/>
      <style:text-properties officeooo:rsid="00186e1e" officeooo:paragraph-rsid="00186e1e"/>
    </style:style>
    <style:style style:name="P7" style:family="paragraph" style:parent-style-name="Standard">
      <style:paragraph-properties fo:text-align="start" style:justify-single-word="false"/>
      <style:text-properties officeooo:rsid="00197bef" officeooo:paragraph-rsid="00197bef"/>
    </style:style>
    <style:style style:name="P8" style:family="paragraph" style:parent-style-name="Table_20_Contents">
      <style:paragraph-properties fo:text-align="start" style:justify-single-word="false"/>
      <style:text-properties officeooo:rsid="00109c46" officeooo:paragraph-rsid="00109c46"/>
    </style:style>
    <style:style style:name="P9" style:family="paragraph" style:parent-style-name="Table_20_Heading">
      <style:text-properties officeooo:rsid="00109c46" officeooo:paragraph-rsid="00109c46"/>
    </style:style>
    <style:style style:name="T1" style:family="text">
      <style:text-properties officeooo:rsid="00109c46"/>
    </style:style>
    <style:style style:name="T2" style:family="text">
      <style:text-properties officeooo:rsid="0010ab95"/>
    </style:style>
    <style:style style:name="T3" style:family="text">
      <style:text-properties officeooo:rsid="00122667"/>
    </style:style>
    <style:style style:name="T4" style:family="text">
      <style:text-properties officeooo:rsid="0013509f"/>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09c46"/>
    </style:style>
    <style:style style:name="T7" style:family="text">
      <style:text-properties officeooo:rsid="0015fdfd"/>
    </style:style>
    <style:style style:name="T8" style:family="text">
      <style:text-properties officeooo:rsid="00167b25"/>
    </style:style>
    <style:style style:name="T9" style:family="text">
      <style:text-properties officeooo:rsid="00186e1e"/>
    </style:style>
    <style:style style:name="T10" style:family="text">
      <style:text-properties officeooo:rsid="00197bef"/>
    </style:style>
    <style:style style:name="T11" style:family="text">
      <style:text-properties officeooo:rsid="0019e3b9"/>
    </style:style>
    <style:style style:name="T12" style:family="text">
      <style:text-properties officeooo:rsid="001a5074"/>
    </style:style>
    <style:style style:name="T13" style:family="text">
      <style:text-properties officeooo:rsid="001b424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ject Proposal Report</text:p>
      <text:p text:style-name="P3"/>
      <text:p text:style-name="P2"><text:span text:style-name="T6">Tentative project title</text:span><text:span text:style-name="T1">: </text:span><text:span text:style-name="T2">Quantifying Symmetry using </text:span><text:span text:style-name="T3">Auto</text:span><text:span text:style-name="T10">correlation</text:span></text:p>
      <text:p text:style-name="P4"><text:span text:style-name="T5">Type</text:span>: Research</text:p>
      <text:p text:style-name="P4"><text:span text:style-name="T5">Team member(s)</text:span>:</text:p>
      <table:table table:name="Table1" table:style-name="Table1">
        <table:table-column table:style-name="Table1.A" table:number-columns-repeated="2"/>
        <table:table-header-rows>
          <table:table-row table:style-name="TableLine94489591920816">
            <table:table-cell table:style-name="Table1.A1" office:value-type="string">
              <text:p text:style-name="P9">Name</text:p>
            </table:table-cell>
            <table:table-cell table:style-name="Table1.A1" office:value-type="string">
              <text:p text:style-name="P9">Level</text:p>
            </table:table-cell>
          </table:table-row>
        </table:table-header-rows>
        <table:table-row table:style-name="TableLine94489591920816">
          <table:table-cell table:style-name="Table1.A1" office:value-type="string">
            <text:p text:style-name="P8">Ben Shaw</text:p>
          </table:table-cell>
          <table:table-cell table:style-name="Table1.A1" office:value-type="string">
            <text:p text:style-name="P8">Graduate</text:p>
          </table:table-cell>
        </table:table-row>
      </table:table>
      <text:p text:style-name="P4"/>
      <text:p text:style-name="P4"><text:span text:style-name="T5">Project summary</text:span>:</text:p>
      <text:p text:style-name="P4"/>
      <text:p text:style-name="P1"><text:span text:style-name="T4">In this project, we will seek to quantify </text:span><text:span text:style-name="T8">various</text:span><text:span text:style-name="T4"> symmetr</text:span><text:span text:style-name="T8">ies</text:span><text:span text:style-name="T4"> of a dataset using auto</text:span><text:span text:style-name="T9">correlation</text:span><text:span text:style-name="T4">. </text:span><text:span text:style-name="T7">For example, i</text:span><text:span text:style-name="T4">f a dataset is generated with all points lying, approximately, on the 2-dimensional surface of a sphere of radius r centered at the origin, the data should exhibit an approximate rotational symmetry about any line through the origin. </text:span><text:span text:style-name="T8">To quantify rotational symmetry, a cluster of</text:span><text:span text:style-name="T7"> points </text:span><text:span text:style-name="T9">in three dimensions</text:span><text:span text:style-name="T7"> </text:span><text:span text:style-name="T8">(centered at the origin) </text:span><text:span text:style-name="T7">can be rotated about a particular line with rotation parameter t, </text:span><text:span text:style-name="T8">so that each point is “rotated onto” a 2-dimensional plane through the origin containing the original line. The result is a dataset which is sequential </text:span><text:span text:style-name="T10">(in t)</text:span><text:span text:style-name="T8"> </text:span><text:span text:style-name="T9">and otherwise 2-dimensional. For each of the two dimensions, autocorrelation can be used to quantify the extent to which the data is stationary: if the data can be said to be stationary in each dimension, the original 3-dimensional dataset can be said to exhibit a rotational symmetry about the given line. It is proposed that programs are written to test for rotational symmetries, translational symmetries, and perhaps any symmetries induced by a user-defined function.</text:span></text:p>
      <text:p text:style-name="P1"/>
      <text:p text:style-name="P6">These programs would be tested on benchmark synthetic datasets, such as the s-curve dataset, the swiss roll dataset, a spherical dataset, and other synthetically-generated datasets. Time-permitting, the symmetries found in these synthetic datasets would be used to explicitly reduce the dimension of the original dataset and assign a Riemannian metric to the dataset, thereby giving a<text:span text:style-name="T10">n explicit</text:span> manifold representation of the data <text:span text:style-name="T13">(in lower dimensions)</text:span>.</text:p>
      <text:p text:style-name="P4"/>
      <text:p text:style-name="P4"><text:span text:style-name="T5">References</text:span>:</text:p>
      <text:p text:style-name="P4"/>
      <text:p text:style-name="P7">The following papers are similar in nature to the desired scope of the proposed project, though differ in key ways. <text:span text:style-name="T12">The full references will be made a part of the final project write-up.</text:span></text:p>
      <text:p text:style-name="P7"/>
      <text:p text:style-name="P7">“Machine Learning on a Manifold,” available at <text:a xlink:type="simple" xlink:href="https://doi.org/10.48550/arXiv.2112.07673" text:style-name="Internet_20_link" text:visited-style-name="Visited_20_Internet_20_Link">https://doi.org/10.48550/arXiv.2112.07673</text:a> </text:p>
      <text:p text:style-name="P7">“Detecting Symmetries with Neural Networks,” available at <text:a xlink:type="simple" xlink:href="https://doi.org/10.48550/arXiv.2003.13679" text:style-name="Internet_20_link" text:visited-style-name="Visited_20_Internet_20_Link">https://doi.org/10.48550/arXiv.2003.13679</text:a> </text:p>
      <text:p text:style-name="P7">“<text:span text:style-name="T11">Symmetry Discovery with Deep Learning,” Desai et al. (NeurIPS 2021).</text:span></text:p>
      <text:p text:style-name="P7">“<text:span text:style-name="T11">Partial and Approximate Symmetry Detection for 3D Geometry,” Mitra et al. (2006)</text:span></text:p>
      <text:p text:style-name="P7">“<text:span text:style-name="T12">Reflection and Rotation Symmetry Detection via Equivariant Learning,” Seo et al (CVPR 2022).</text:span></text:p>
      <text:p text:style-name="P4"/>
      <text:p text:style-name="P4"><text:span text:style-name="T5">Availability of dataset/code</text:span>:</text:p>
      <text:p text:style-name="P4"/>
      <text:p text:style-name="P7">The code that will be written will be tested on synthetic datasets, many of which are available in libraries in Python: for instance, the s-curve dataset and the swiss roll dataset. Other synthetic datasets will be easily generated manually. The project will also make use of the autocorrelation function, which is believed to be available in a Python library.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31T10:18:29.164030956</meta:creation-date>
    <dc:date>2022-11-01T21:21:46.437797121</dc:date>
    <meta:editing-duration>PT1H33M43S</meta:editing-duration>
    <meta:editing-cycles>6</meta:editing-cycles>
    <meta:generator>LibreOffice/6.4.7.2$Linux_X86_64 LibreOffice_project/40$Build-2</meta:generator>
    <meta:document-statistic meta:table-count="1" meta:image-count="0" meta:object-count="0" meta:page-count="1" meta:paragraph-count="20" meta:word-count="415" meta:character-count="2771" meta:non-whitespace-character-count="2373"/>
  </office:meta>
</office:document-meta>
</file>